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">
      <style:table-cell-properties style:vertical-align="top" fo:background-color="#FFFF00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e9" style:family="table-cell" style:parent-style-name="Default" style:data-style-name="N0">
      <style:table-cell-properties style:vertical-align="automatic" fo:background-color="#4472C4" style:repeat-content="false"/>
      <style:paragraph-properties fo:text-align="end" fo:margin-right="0cm"/>
      <style:text-properties fo:color="#FFFFFF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4472C4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4472C4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3">
      <style:table-cell-properties fo:border-top="thin solid #000000" fo:border-bottom="thin solid #000000" fo:border-left="none" fo:border-right="thin solid #000000" fo:background-color="transparent"/>
    </style:style>
    <style:style style:name="ce15" style:family="table-cell" style:parent-style-name="Default" style:data-style-name="N4">
      <style:table-cell-properties fo:border="thin solid #000000" fo:background-color="transparent"/>
    </style:style>
    <style:style style:name="ce16" style:family="table-cell" style:parent-style-name="Default" style:data-style-name="N36">
      <style:table-cell-properties fo:border="thin solid #000000" fo:background-color="transparent"/>
    </style:style>
    <style:style style:name="ce17" style:family="table-cell" style:parent-style-name="Default" style:data-style-name="N2">
      <style:table-cell-properties fo:border="thin solid #000000" fo:background-color="transparent"/>
    </style:style>
    <style:style style:name="ce18" style:family="table-cell" style:parent-style-name="Default" style:data-style-name="N36">
      <style:table-cell-properties fo:border-top="thin solid #000000" fo:border-bottom="thin solid #000000" fo:border-left="thin solid #000000" fo:border-right="none" fo:background-color="transparent"/>
    </style:style>
    <style:style style:name="ce19" style:family="table-cell" style:parent-style-name="Default" style:data-style-name="N36">
      <style:table-cell-properties fo:border="thin solid #000000"/>
    </style:style>
    <style:style style:name="ce20" style:family="table-cell" style:parent-style-name="Default" style:data-style-name="N3">
      <style:table-cell-properties fo:border="thin solid #000000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24" style:family="table-cell" style:parent-style-name="Default" style:data-style-name="N3">
      <style:table-cell-properties fo:border-top="thin solid #000000" fo:border-bottom="thin solid #000000" fo:border-left="none" fo:border-right="thin solid #000000"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9833333333333cm" style:use-optimal-column-width="true"/>
    </style:style>
    <style:style style:name="co2" style:family="table-column">
      <style:table-column-properties fo:break-before="auto" style:column-width="3.86291666666667cm" style:use-optimal-column-width="true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2.83104166666667cm" style:use-optimal-column-width="true"/>
    </style:style>
    <style:style style:name="co8" style:family="table-column">
      <style:table-column-properties fo:break-before="auto" style:column-width="2.96333333333333cm" style:use-optimal-column-width="true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2.8575cm" style:use-optimal-column-width="true"/>
    </style:style>
    <style:style style:name="co12" style:family="table-column">
      <style:table-column-properties fo:break-before="auto" style:column-width="2.38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number-columns-repeated="16371" table:default-cell-style-name="ce1"/>
        <table:table-row table:style-name="ro1">
          <table:table-cell table:style-name="ce1"/>
          <table:table-cell office:value-type="string" table:style-name="ce1">
            <text:p>ROS assumption</text:p>
          </table:table-cell>
          <table:table-cell office:value-type="percentage" office:value="5.1999999999999998E-2" table:style-name="ce2">
            <text:p>5,20 %</text:p>
          </table:table-cell>
          <table:table-cell office:value-type="string" table:style-name="ce3">
            <text:p>Assumption source:<text:s/></text:p>
          </table:table-cell>
          <table:table-cell office:value-type="string" table:style-name="ce4">
            <text:p><text:a xlink:href="https://cardano.org/calculator/?calculator=delegator">https://cardano.org/calculator/?calculator=delegator</text:a>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Epochs per year</text:p>
          </table:table-cell>
          <table:table-cell office:value-type="float" office:value="73" table:formula="of:=365/5" table:style-name="ce5">
            <text:p>73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Sample Delegator stake <text:s/>[₳]</text:p>
          </table:table-cell>
          <table:table-cell office:value-type="float" office:value="100000" table:style-name="ce6">
            <text:p>100.000</text:p>
          </table:table-cell>
          <table:table-cell table:number-columns-repeated="16381" table:style-name="ce1"/>
        </table:table-row>
        <table:table-row table:style-name="ro1">
          <table:table-cell table:number-columns-repeated="8" table:style-name="ce1"/>
          <table:table-cell table:style-name="ce7"/>
          <table:table-cell table:style-name="ce8"/>
          <table:table-cell table:number-columns-repeated="16374"/>
        </table:table-row>
        <table:table-row table:style-name="ro1">
          <table:table-cell office:value-type="string" table:style-name="ce9">
            <text:p><text:s/></text:p>
          </table:table-cell>
          <table:table-cell office:value-type="string" table:style-name="ce10">
            <text:p><text:s/>ADA staked [₳]</text:p>
          </table:table-cell>
          <table:table-cell office:value-type="string" table:style-name="ce11">
            <text:p>Expected return [₳]</text:p>
          </table:table-cell>
          <table:table-cell office:value-type="string" table:style-name="ce11">
            <text:p>Variable fee [%]</text:p>
          </table:table-cell>
          <table:table-cell office:value-type="string" table:style-name="ce11">
            <text:p>Fixed fee [₳]</text:p>
          </table:table-cell>
          <table:table-cell office:value-type="string" table:style-name="ce11">
            <text:p>Total fee [₳]</text:p>
          </table:table-cell>
          <table:table-cell office:value-type="string" table:style-name="ce12">
            <text:p>Effective fee [%]</text:p>
          </table:table-cell>
          <table:table-cell office:value-type="string" table:style-name="ce12">
            <text:p>Effective cost [%]</text:p>
          </table:table-cell>
          <table:table-cell office:value-type="string" table:style-name="ce12">
            <text:p>Delegator rewards [₳]</text:p>
          </table:table-cell>
          <table:table-cell table:number-columns-repeated="16375" table:style-name="ce1"/>
        </table:table-row>
        <table:table-row table:style-name="ro1">
          <table:table-cell table:style-name="ce13"/>
          <table:table-cell office:value-type="float" office:value="500000" table:style-name="ce14">
            <text:p>500.000</text:p>
          </table:table-cell>
          <table:table-cell office:value-type="float" office:value="356.16438356164383" table:formula="of:=[.B6]*[.$C$1]/[.$C$2]" table:style-name="ce15">
            <text:p>356,16</text:p>
          </table:table-cell>
          <table:table-cell office:value-type="percentage" office:value="0" table:style-name="ce16">
            <text:p>0,00 %</text:p>
          </table:table-cell>
          <table:table-cell office:value-type="float" office:value="340" table:style-name="ce17">
            <text:p>340,00</text:p>
          </table:table-cell>
          <table:table-cell office:value-type="float" office:value="340" table:formula="of:=[.E6]+[.C6]*[.D7]" table:style-name="ce15">
            <text:p>340,00</text:p>
          </table:table-cell>
          <table:table-cell office:value-type="percentage" office:value="0.95461538461538464" table:formula="of:=[.F6]/[.C6]" table:style-name="ce18">
            <text:p>95,46 %</text:p>
          </table:table-cell>
          <table:table-cell office:value-type="percentage" office:value="4.9639999999999997E-2" table:formula="of:=[.$C$1]*[.G6]" table:style-name="ce19">
            <text:p>4,96 %</text:p>
          </table:table-cell>
          <table:table-cell office:value-type="float" office:value="3.2328767123287685" table:formula="of:=[.$C$3]*([.$C$1]-[.H6])/[.$C$2]" table:style-name="ce20">
            <text:p>3</text:p>
          </table:table-cell>
          <table:table-cell table:number-columns-repeated="16375" table:style-name="ce1"/>
        </table:table-row>
        <table:table-row table:style-name="ro1">
          <table:table-cell table:style-name="ce21"/>
          <table:table-cell office:value-type="float" office:value="1000000" table:style-name="ce14">
            <text:p>1.000.000</text:p>
          </table:table-cell>
          <table:table-cell office:value-type="float" office:value="712.32876712328766" table:formula="of:=[.B7]*[.$C$1]/[.$C$2]" table:style-name="ce15">
            <text:p>712,33</text:p>
          </table:table-cell>
          <table:table-cell office:value-type="percentage" office:value="0" table:style-name="ce16">
            <text:p>0,00 %</text:p>
          </table:table-cell>
          <table:table-cell office:value-type="float" office:value="340" table:style-name="ce17">
            <text:p>340,00</text:p>
          </table:table-cell>
          <table:table-cell office:value-type="float" office:value="340" table:formula="of:=[.E7]+[.C7]*[.D8]" table:style-name="ce15">
            <text:p>340,00</text:p>
          </table:table-cell>
          <table:table-cell office:value-type="percentage" office:value="0.47730769230769232" table:formula="of:=[.F7]/[.C7]" table:style-name="ce18">
            <text:p>47,73 %</text:p>
          </table:table-cell>
          <table:table-cell office:value-type="percentage" office:value="2.4819999999999998E-2" table:formula="of:=[.$C$1]*[.G7]" table:style-name="ce19">
            <text:p>2,48 %</text:p>
          </table:table-cell>
          <table:table-cell office:value-type="float" office:value="37.232876712328768" table:formula="of:=[.$C$3]*([.$C$1]-[.H7])/[.$C$2]" table:style-name="ce20">
            <text:p>37</text:p>
          </table:table-cell>
          <table:table-cell table:number-columns-repeated="16375" table:style-name="ce1"/>
        </table:table-row>
        <table:table-row table:style-name="ro1">
          <table:table-cell table:style-name="ce21"/>
          <table:table-cell office:value-type="float" office:value="5000000" table:style-name="ce14">
            <text:p>5.000.000</text:p>
          </table:table-cell>
          <table:table-cell office:value-type="float" office:value="3561.6438356164385" table:style-name="ce15">
            <text:p>3.561,64</text:p>
          </table:table-cell>
          <table:table-cell office:value-type="percentage" office:value="0" table:style-name="ce16">
            <text:p>0,00 %</text:p>
          </table:table-cell>
          <table:table-cell office:value-type="float" office:value="340" table:style-name="ce17">
            <text:p>340,00</text:p>
          </table:table-cell>
          <table:table-cell office:value-type="float" office:value="340" table:style-name="ce15">
            <text:p>340,00</text:p>
          </table:table-cell>
          <table:table-cell office:value-type="percentage" office:value="9.5461538461538459E-2" table:style-name="ce18">
            <text:p>9,55 %</text:p>
          </table:table-cell>
          <table:table-cell office:value-type="percentage" office:value="4.9639999999999997E-3" table:formula="of:=[.$C$1]*[.G8]" table:style-name="ce19">
            <text:p>0,50 %</text:p>
          </table:table-cell>
          <table:table-cell office:value-type="float" office:value="64.432876712328763" table:formula="of:=[.$C$3]*([.$C$1]-[.H8])/[.$C$2]" table:style-name="ce20">
            <text:p>64</text:p>
          </table:table-cell>
          <table:table-cell table:number-columns-repeated="16375" table:style-name="ce1"/>
        </table:table-row>
        <table:table-row table:style-name="ro1">
          <table:table-cell table:style-name="ce22"/>
          <table:table-cell office:value-type="float" office:value="10000000" table:style-name="ce14">
            <text:p>10.000.000</text:p>
          </table:table-cell>
          <table:table-cell office:value-type="float" office:value="7123.2876712328771" table:formula="of:=[.B9]*[.$C$1]/[.$C$2]" table:style-name="ce15">
            <text:p>7.123,29</text:p>
          </table:table-cell>
          <table:table-cell office:value-type="percentage" office:value="0" table:style-name="ce16">
            <text:p>0,00 %</text:p>
          </table:table-cell>
          <table:table-cell office:value-type="float" office:value="340" table:style-name="ce17">
            <text:p>340,00</text:p>
          </table:table-cell>
          <table:table-cell office:value-type="float" office:value="340" table:formula="of:=[.E9]+[.C9]*[.D9]" table:style-name="ce15">
            <text:p>340,00</text:p>
          </table:table-cell>
          <table:table-cell office:value-type="percentage" office:value="4.7730769230769229E-2" table:formula="of:=[.F9]/[.C9]" table:style-name="ce18">
            <text:p>4,77 %</text:p>
          </table:table-cell>
          <table:table-cell office:value-type="percentage" office:value="2.4819999999999998E-3" table:formula="of:=[.$C$1]*[.G9]" table:style-name="ce19">
            <text:p>0,25 %</text:p>
          </table:table-cell>
          <table:table-cell office:value-type="float" office:value="67.832876712328769" table:formula="of:=[.$C$3]*([.$C$1]-[.H9])/[.$C$2]" table:style-name="ce20">
            <text:p>6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3">
            <text:p>first change at</text:p>
          </table:table-cell>
          <table:table-cell office:value-type="float" office:value="15000000" table:style-name="ce14">
            <text:p>15.000.000</text:p>
          </table:table-cell>
          <table:table-cell office:value-type="float" office:value="10684.931506849314" table:formula="of:=[.B10]*[.$C$1]/[.$C$2]" table:style-name="ce15">
            <text:p>10.684,93</text:p>
          </table:table-cell>
          <table:table-cell office:value-type="percentage" office:value="7.4999999999999997E-3" table:style-name="ce16">
            <text:p>0,75 %</text:p>
          </table:table-cell>
          <table:table-cell office:value-type="float" office:value="340" table:style-name="ce17">
            <text:p>340,00</text:p>
          </table:table-cell>
          <table:table-cell office:value-type="float" office:value="420.13698630136986" table:formula="of:=[.E10]+[.C10]*[.D10]" table:style-name="ce15">
            <text:p>420,14</text:p>
          </table:table-cell>
          <table:table-cell office:value-type="percentage" office:value="3.9320512820512826E-2" table:formula="of:=[.F10]/[.C10]" table:style-name="ce18">
            <text:p>3,93 %</text:p>
          </table:table-cell>
          <table:table-cell office:value-type="percentage" office:value="2.0446666666666669E-3" table:formula="of:=[.$C$1]*[.G10]" table:style-name="ce19">
            <text:p>0,20 %</text:p>
          </table:table-cell>
          <table:table-cell office:value-type="float" office:value="68.43196347031963" table:formula="of:=[.$C$3]*([.$C$1]-[.H10])/[.$C$2]" table:style-name="ce20">
            <text:p>6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3">
            <text:p>change at</text:p>
          </table:table-cell>
          <table:table-cell office:value-type="float" office:value="20000000" table:style-name="ce14">
            <text:p>20.000.000</text:p>
          </table:table-cell>
          <table:table-cell office:value-type="float" office:value="14246.575342465754" table:formula="of:=[.B11]*[.$C$1]/[.$C$2]" table:style-name="ce15">
            <text:p>14.246,58</text:p>
          </table:table-cell>
          <table:table-cell office:value-type="percentage" office:value="1.4999999999999999E-2" table:style-name="ce16">
            <text:p>1,50 %</text:p>
          </table:table-cell>
          <table:table-cell office:value-type="float" office:value="340" table:style-name="ce17">
            <text:p>340,00</text:p>
          </table:table-cell>
          <table:table-cell office:value-type="float" office:value="553.69863013698637" table:formula="of:=[.E11]+[.C11]*[.D11]" table:style-name="ce15">
            <text:p>553,70</text:p>
          </table:table-cell>
          <table:table-cell office:value-type="percentage" office:value="3.8865384615384621E-2" table:formula="of:=[.F11]/[.C11]" table:style-name="ce18">
            <text:p>3,89 %</text:p>
          </table:table-cell>
          <table:table-cell office:value-type="percentage" office:value="2.0210000000000002E-3" table:formula="of:=[.$C$1]*[.G11]" table:style-name="ce19">
            <text:p>0,20 %</text:p>
          </table:table-cell>
          <table:table-cell office:value-type="float" office:value="68.464383561643828" table:formula="of:=[.$C$3]*([.$C$1]-[.H11])/[.$C$2]" table:style-name="ce20">
            <text:p>6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3">
            <text:p>change at</text:p>
          </table:table-cell>
          <table:table-cell office:value-type="float" office:value="25000000" table:style-name="ce14">
            <text:p>25.000.000</text:p>
          </table:table-cell>
          <table:table-cell office:value-type="float" office:value="17808.219178082192" table:formula="of:=[.B12]*[.$C$1]/[.$C$2]" table:style-name="ce15">
            <text:p>17.808,22</text:p>
          </table:table-cell>
          <table:table-cell office:value-type="percentage" office:value="0.02" table:style-name="ce16">
            <text:p>2,00 %</text:p>
          </table:table-cell>
          <table:table-cell office:value-type="float" office:value="340" table:style-name="ce17">
            <text:p>340,00</text:p>
          </table:table-cell>
          <table:table-cell office:value-type="float" office:value="696.16438356164383" table:formula="of:=[.E12]+[.C12]*[.D12]" table:style-name="ce15">
            <text:p>696,16</text:p>
          </table:table-cell>
          <table:table-cell office:value-type="percentage" office:value="3.909230769230769E-2" table:formula="of:=[.F12]/[.C12]" table:style-name="ce18">
            <text:p>3,91 %</text:p>
          </table:table-cell>
          <table:table-cell office:value-type="percentage" office:value="2.0328E-3" table:formula="of:=[.$C$1]*[.G12]" table:style-name="ce19">
            <text:p>0,20 %</text:p>
          </table:table-cell>
          <table:table-cell office:value-type="float" office:value="68.448219178082184" table:formula="of:=[.$C$3]*([.$C$1]-[.H12])/[.$C$2]" table:style-name="ce20">
            <text:p>6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3">
            <text:p>change at</text:p>
          </table:table-cell>
          <table:table-cell office:value-type="float" office:value="30000000" table:style-name="ce14">
            <text:p>30.000.000</text:p>
          </table:table-cell>
          <table:table-cell office:value-type="float" office:value="21369.863013698628" table:formula="of:=[.B13]*[.$C$1]/[.$C$2]" table:style-name="ce15">
            <text:p>21.369,86</text:p>
          </table:table-cell>
          <table:table-cell office:value-type="percentage" office:value="2.5000000000000001E-2" table:style-name="ce16">
            <text:p>2,50 %</text:p>
          </table:table-cell>
          <table:table-cell office:value-type="float" office:value="340" table:style-name="ce17">
            <text:p>340,00</text:p>
          </table:table-cell>
          <table:table-cell office:value-type="float" office:value="874.24657534246569" table:formula="of:=[.E13]+[.C13]*[.D13]" table:style-name="ce15">
            <text:p>874,25</text:p>
          </table:table-cell>
          <table:table-cell office:value-type="percentage" office:value="4.0910256410256411E-2" table:formula="of:=[.F13]/[.C13]" table:style-name="ce18">
            <text:p>4,09 %</text:p>
          </table:table-cell>
          <table:table-cell office:value-type="percentage" office:value="2.1273333333333331E-3" table:formula="of:=[.$C$1]*[.G13]" table:style-name="ce19">
            <text:p>0,21 %</text:p>
          </table:table-cell>
          <table:table-cell office:value-type="float" office:value="68.318721461187209" table:formula="of:=[.$C$3]*([.$C$1]-[.H13])/[.$C$2]" table:style-name="ce20">
            <text:p>6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3">
            <text:p>change at</text:p>
          </table:table-cell>
          <table:table-cell office:value-type="float" office:value="35000000" table:style-name="ce14">
            <text:p>35.000.000</text:p>
          </table:table-cell>
          <table:table-cell office:value-type="float" office:value="24931.506849315068" table:formula="of:=[.B14]*[.$C$1]/[.$C$2]" table:style-name="ce15">
            <text:p>24.931,51</text:p>
          </table:table-cell>
          <table:table-cell office:value-type="percentage" office:value="2.75E-2" table:style-name="ce16">
            <text:p>2,75 %</text:p>
          </table:table-cell>
          <table:table-cell office:value-type="float" office:value="340" table:style-name="ce17">
            <text:p>340,00</text:p>
          </table:table-cell>
          <table:table-cell office:value-type="float" office:value="1025.6164383561645" table:formula="of:=[.E14]+[.C14]*[.D14]" table:style-name="ce15">
            <text:p>1.025,62</text:p>
          </table:table-cell>
          <table:table-cell office:value-type="percentage" office:value="4.1137362637362646E-2" table:formula="of:=[.F14]/[.C14]" table:style-name="ce18">
            <text:p>4,11 %</text:p>
          </table:table-cell>
          <table:table-cell office:value-type="percentage" office:value="2.1391428571428577E-3" table:formula="of:=[.$C$1]*[.G14]" table:style-name="ce19">
            <text:p>0,21 %</text:p>
          </table:table-cell>
          <table:table-cell office:value-type="float" office:value="68.302544031311143" table:formula="of:=[.$C$3]*([.$C$1]-[.H14])/[.$C$2]" table:style-name="ce20">
            <text:p>68</text:p>
          </table:table-cell>
          <table:table-cell table:number-columns-repeated="16375" table:style-name="ce1"/>
        </table:table-row>
        <table:table-row table:style-name="ro1">
          <table:table-cell table:style-name="ce23"/>
          <table:table-cell office:value-type="float" office:value="40000000" table:style-name="ce14">
            <text:p>40.000.000</text:p>
          </table:table-cell>
          <table:table-cell office:value-type="float" office:value="28493.150684931508" table:formula="of:=[.B15]*[.$C$1]/[.$C$2]" table:style-name="ce15">
            <text:p>28.493,15</text:p>
          </table:table-cell>
          <table:table-cell office:value-type="percentage" office:value="2.75E-2" table:style-name="ce16">
            <text:p>2,75 %</text:p>
          </table:table-cell>
          <table:table-cell office:value-type="float" office:value="340" table:style-name="ce17">
            <text:p>340,00</text:p>
          </table:table-cell>
          <table:table-cell office:value-type="float" office:value="1123.5616438356165" table:formula="of:=[.E15]+[.C15]*[.D15]" table:style-name="ce15">
            <text:p>1.123,56</text:p>
          </table:table-cell>
          <table:table-cell office:value-type="percentage" office:value="3.9432692307692307E-2" table:formula="of:=[.F15]/[.C15]" table:style-name="ce18">
            <text:p>3,94 %</text:p>
          </table:table-cell>
          <table:table-cell office:value-type="percentage" office:value="2.0504999999999998E-3" table:formula="of:=[.$C$1]*[.G15]" table:style-name="ce19">
            <text:p>0,21 %</text:p>
          </table:table-cell>
          <table:table-cell office:value-type="float" office:value="68.423972602739724" table:formula="of:=[.$C$3]*([.$C$1]-[.H15])/[.$C$2]" table:style-name="ce20">
            <text:p>6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3">
            <text:p>change at</text:p>
          </table:table-cell>
          <table:table-cell office:value-type="float" office:value="45000000" table:style-name="ce14">
            <text:p>45.000.000</text:p>
          </table:table-cell>
          <table:table-cell office:value-type="float" office:value="32054.794520547945" table:formula="of:=[.B16]*[.$C$1]/[.$C$2]" table:style-name="ce15">
            <text:p>32.054,79</text:p>
          </table:table-cell>
          <table:table-cell office:value-type="percentage" office:value="0.03" table:style-name="ce16">
            <text:p>3,00 %</text:p>
          </table:table-cell>
          <table:table-cell office:value-type="float" office:value="340" table:style-name="ce17">
            <text:p>340,00</text:p>
          </table:table-cell>
          <table:table-cell office:value-type="float" office:value="1301.6438356164383" table:formula="of:=[.E16]+[.C16]*[.D16]" table:style-name="ce15">
            <text:p>1.301,64</text:p>
          </table:table-cell>
          <table:table-cell office:value-type="percentage" office:value="4.0606837606837608E-2" table:formula="of:=[.F16]/[.C16]" table:style-name="ce18">
            <text:p>4,06 %</text:p>
          </table:table-cell>
          <table:table-cell office:value-type="percentage" office:value="2.1115555555555553E-3" table:formula="of:=[.$C$1]*[.G16]" table:style-name="ce19">
            <text:p>0,21 %</text:p>
          </table:table-cell>
          <table:table-cell office:value-type="float" office:value="68.340334855403341" table:formula="of:=[.$C$3]*([.$C$1]-[.H16])/[.$C$2]" table:style-name="ce20">
            <text:p>68</text:p>
          </table:table-cell>
          <table:table-cell table:number-columns-repeated="16375" table:style-name="ce1"/>
        </table:table-row>
        <table:table-row table:style-name="ro2">
          <table:table-cell table:style-name="ce24"/>
          <table:table-cell office:value-type="float" office:value="50000000" table:style-name="ce14">
            <text:p>50.000.000</text:p>
          </table:table-cell>
          <table:table-cell office:value-type="float" office:value="35616.438356164384" table:formula="of:=[.B17]*[.$C$1]/[.$C$2]" table:style-name="ce15">
            <text:p>35.616,44</text:p>
          </table:table-cell>
          <table:table-cell office:value-type="percentage" office:value="0.03" table:style-name="ce16">
            <text:p>3,00 %</text:p>
          </table:table-cell>
          <table:table-cell office:value-type="float" office:value="340" table:style-name="ce17">
            <text:p>340,00</text:p>
          </table:table-cell>
          <table:table-cell office:value-type="float" office:value="1408.4931506849316" table:formula="of:=[.E17]+[.C17]*[.D17]" table:style-name="ce15">
            <text:p>1.408,49</text:p>
          </table:table-cell>
          <table:table-cell office:value-type="percentage" office:value="3.9546153846153849E-2" table:formula="of:=[.F17]/[.C17]" table:style-name="ce18">
            <text:p>3,95 %</text:p>
          </table:table-cell>
          <table:table-cell office:value-type="percentage" office:value="2.0563999999999999E-3" table:formula="of:=[.$C$1]*[.G17]" table:style-name="ce19">
            <text:p>0,21 %</text:p>
          </table:table-cell>
          <table:table-cell office:value-type="float" office:value="68.415890410958895" table:formula="of:=[.$C$3]*([.$C$1]-[.H17])/[.$C$2]" table:style-name="ce20">
            <text:p>68</text:p>
          </table:table-cell>
          <table:table-cell table:number-columns-repeated="16375"/>
        </table:table-row>
        <table:table-row table:style-name="ro1">
          <table:table-cell office:value-type="string" table:style-name="ce23">
            <text:p>final change</text:p>
          </table:table-cell>
          <table:table-cell office:value-type="float" office:value="55000000" table:style-name="ce14">
            <text:p>55.000.000</text:p>
          </table:table-cell>
          <table:table-cell office:value-type="float" office:value="39178.082191780821" table:formula="of:=[.B18]*[.$C$1]/[.$C$2]" table:style-name="ce15">
            <text:p>39.178,08</text:p>
          </table:table-cell>
          <table:table-cell office:value-type="percentage" office:value="3.2500000000000001E-2" table:style-name="ce16">
            <text:p>3,25 %</text:p>
          </table:table-cell>
          <table:table-cell office:value-type="float" office:value="340" table:style-name="ce17">
            <text:p>340,00</text:p>
          </table:table-cell>
          <table:table-cell office:value-type="float" office:value="1613.2876712328766" table:formula="of:=[.E18]+[.C18]*[.D18]" table:style-name="ce15">
            <text:p>1.613,29</text:p>
          </table:table-cell>
          <table:table-cell office:value-type="percentage" office:value="4.117832167832168E-2" table:formula="of:=[.F18]/[.C18]" table:style-name="ce18">
            <text:p>4,12 %</text:p>
          </table:table-cell>
          <table:table-cell office:value-type="percentage" office:value="2.1412727272727273E-3" table:formula="of:=[.$C$1]*[.G18]" table:style-name="ce19">
            <text:p>0,21 %</text:p>
          </table:table-cell>
          <table:table-cell office:value-type="float" office:value="68.29962640099626" table:formula="of:=[.$C$3]*([.$C$1]-[.H18])/[.$C$2]" table:style-name="ce20">
            <text:p>68</text:p>
          </table:table-cell>
          <table:table-cell table:number-columns-repeated="16375"/>
        </table:table-row>
        <table:table-row table:style-name="ro2">
          <table:table-cell table:style-name="ce25"/>
          <table:table-cell office:value-type="float" office:value="60000000" table:style-name="ce14">
            <text:p>60.000.000</text:p>
          </table:table-cell>
          <table:table-cell office:value-type="float" office:value="42739.726027397257" table:formula="of:=[.B19]*[.$C$1]/[.$C$2]" table:style-name="ce15">
            <text:p>42.739,73</text:p>
          </table:table-cell>
          <table:table-cell office:value-type="percentage" office:value="3.2500000000000001E-2" table:style-name="ce16">
            <text:p>3,25 %</text:p>
          </table:table-cell>
          <table:table-cell office:value-type="float" office:value="340" table:style-name="ce17">
            <text:p>340,00</text:p>
          </table:table-cell>
          <table:table-cell office:value-type="float" office:value="1729.0410958904108" table:formula="of:=[.E19]+[.C19]*[.D19]" table:style-name="ce15">
            <text:p>1.729,04</text:p>
          </table:table-cell>
          <table:table-cell office:value-type="percentage" office:value="4.0455128205128206E-2" table:formula="of:=[.F19]/[.C19]" table:style-name="ce18">
            <text:p>4,05 %</text:p>
          </table:table-cell>
          <table:table-cell office:value-type="percentage" office:value="2.1036666666666664E-3" table:formula="of:=[.$C$1]*[.G19]" table:style-name="ce19">
            <text:p>0,21 %</text:p>
          </table:table-cell>
          <table:table-cell office:value-type="float" office:value="68.351141552511407" table:formula="of:=[.$C$3]*([.$C$1]-[.H19])/[.$C$2]" table:style-name="ce20">
            <text:p>68</text:p>
          </table:table-cell>
          <table:table-cell table:number-columns-repeated="16375"/>
        </table:table-row>
        <table:table-row table:style-name="ro1">
          <table:table-cell office:value-type="string" table:style-name="ce23">
            <text:p>close to stauration</text:p>
          </table:table-cell>
          <table:table-cell office:value-type="float" office:value="63810000" table:style-name="ce14">
            <text:p>63.810.000</text:p>
          </table:table-cell>
          <table:table-cell office:value-type="float" office:value="45453.698630136983" table:formula="of:=[.B20]*[.$C$1]/[.$C$2]" table:style-name="ce15">
            <text:p>45.453,70</text:p>
          </table:table-cell>
          <table:table-cell office:value-type="percentage" office:value="3.2500000000000001E-2" table:style-name="ce16">
            <text:p>3,25 %</text:p>
          </table:table-cell>
          <table:table-cell office:value-type="float" office:value="340" table:style-name="ce17">
            <text:p>340,00</text:p>
          </table:table-cell>
          <table:table-cell office:value-type="float" office:value="1817.2452054794521" table:formula="of:=[.E20]+[.C20]*[.D20]" table:style-name="ce15">
            <text:p>1.817,25</text:p>
          </table:table-cell>
          <table:table-cell office:value-type="percentage" office:value="3.9980139356020884E-2" table:formula="of:=[.F20]/[.C20]" table:style-name="ce18">
            <text:p>4,00 %</text:p>
          </table:table-cell>
          <table:table-cell office:value-type="percentage" office:value="2.0789672465130857E-3" table:formula="of:=[.$C$1]*[.G20]" table:style-name="ce19">
            <text:p>0,21 %</text:p>
          </table:table-cell>
          <table:table-cell office:value-type="float" office:value="68.384976374639592" table:formula="of:=[.$C$3]*([.$C$1]-[.H20])/[.$C$2]" table:style-name="ce20">
            <text:p>68</text:p>
          </table:table-cell>
          <table:table-cell table:number-columns-repeated="16375"/>
        </table:table-row>
        <table:table-row table:number-rows-repeated="1048556" table:style-name="ro3">
          <table:table-cell table:number-columns-repeated="16384"/>
        </table:table-row>
      </table:table>
      <table:database-ranges>
        <table:database-range table:target-range-address="Sheet1.A5:Sheet1.I20" table:name="Table2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36">
      <number:number number:decimal-places="2" number:min-integer-digits="1"/>
      <number:text> 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ray" style:family="table-cell" style:data-style-name="N0">
      <style:table-cell-properties style:vertical-align="automatic" fo:background-color="#DDDDDD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Windows User</dc:creator>
    <meta:creation-date>2020-09-09T12:55:47Z</meta:creation-date>
    <dc:date>2020-11-21T20:44:41Z</dc:date>
    <meta:editing-cycles>2</meta:editing-cycles>
    <meta:editing-duration>PT943S</meta:editing-duration>
  </office:meta>
</office:document-meta>
</file>